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6.691in" table:align="left"/>
    </style:style>
    <style:style style:name="Tabell1.A" style:family="table-column">
      <style:table-column-properties style:column-width="2.2306in"/>
    </style:style>
    <style:style style:name="Tabell1.B" style:family="table-column">
      <style:table-column-properties style:column-width="1.7438in"/>
    </style:style>
    <style:style style:name="Tabell1.C" style:family="table-column">
      <style:table-column-properties style:column-width="2.7167in"/>
    </style:style>
    <style:style style:name="Tabell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1.C1" style:family="table-cell">
      <style:table-cell-properties fo:padding="0.0382in" fo:border="0.05pt solid #000000"/>
    </style:style>
    <style:style style:name="Tabell1.A2" style:family="table-cell">
      <style:table-cell-properties fo:padding="0.0382in" fo:border-left="0.05pt solid #000000" fo:border-right="none" fo:border-top="none" fo:border-bottom="0.05pt solid #000000"/>
    </style:style>
    <style:style style:name="Tabell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2" style:family="table">
      <style:table-properties style:width="6.6931in" table:align="margins"/>
    </style:style>
    <style:style style:name="Tabell2.A" style:family="table-column">
      <style:table-column-properties style:column-width="2.2313in" style:rel-column-width="21845*"/>
    </style:style>
    <style:style style:name="Tabell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2.C1" style:family="table-cell">
      <style:table-cell-properties fo:padding="0.0382in" fo:border="0.05pt solid #000000"/>
    </style:style>
    <style:style style:name="Tabell2.A2" style:family="table-cell">
      <style:table-cell-properties fo:padding="0.0382in" fo:border-left="0.05pt solid #000000" fo:border-right="none" fo:border-top="none" fo:border-bottom="0.05pt solid #000000"/>
    </style:style>
    <style:style style:name="Tabell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3" style:family="table">
      <style:table-properties style:width="6.6931in" table:align="margins"/>
    </style:style>
    <style:style style:name="Tabell3.A" style:family="table-column">
      <style:table-column-properties style:column-width="2.2313in" style:rel-column-width="21845*"/>
    </style:style>
    <style:style style:name="Tabell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3.C1" style:family="table-cell">
      <style:table-cell-properties fo:padding="0.0382in" fo:border="0.05pt solid #000000"/>
    </style:style>
    <style:style style:name="Tabell3.A2" style:family="table-cell">
      <style:table-cell-properties fo:padding="0.0382in" fo:border-left="0.05pt solid #000000" fo:border-right="none" fo:border-top="none" fo:border-bottom="0.05pt solid #000000"/>
    </style:style>
    <style:style style:name="Tabell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4" style:family="table">
      <style:table-properties style:width="6.6931in" table:align="margins"/>
    </style:style>
    <style:style style:name="Tabell4.A" style:family="table-column">
      <style:table-column-properties style:column-width="2.2313in" style:rel-column-width="21845*"/>
    </style:style>
    <style:style style:name="Tabell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4.C1" style:family="table-cell">
      <style:table-cell-properties fo:padding="0.0382in" fo:border="0.05pt solid #000000"/>
    </style:style>
    <style:style style:name="Tabell4.A2" style:family="table-cell">
      <style:table-cell-properties fo:padding="0.0382in" fo:border-left="0.05pt solid #000000" fo:border-right="none" fo:border-top="none" fo:border-bottom="0.05pt solid #000000"/>
    </style:style>
    <style:style style:name="Tabell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kanik</text:p>
      <text:p text:style-name="P1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4">Kinetisk energi: </text:p>
          </table:table-cell>
          <table:table-cell table:style-name="Tabell1.A1" office:value-type="string">
            <text:p text:style-name="P4">Arbete:</text:p>
          </table:table-cell>
          <table:table-cell table:style-name="Tabell1.C1" office:value-type="string">
            <text:p text:style-name="P4">Lägesenegi fjäder:</text:p>
          </table:table-cell>
        </table:table-row>
        <table:table-row>
          <table:table-cell table:style-name="Tabell1.A2" office:value-type="string">
            <text:p text:style-name="P3"><draw:frame draw:style-name="fr1" draw:name="Objekt1" text:anchor-type="as-char" svg:y="-0.2555in" svg:width="0.9362in" svg:height="0.3937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1.A2" office:value-type="string">
            <text:p text:style-name="P3"><draw:frame draw:style-name="fr1" draw:name="Objekt2" text:anchor-type="as-char" svg:y="-0.1283in" svg:width="0.8591in" svg:height="0.1866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l1.C2" office:value-type="string">
            <text:p text:style-name="P3"><draw:frame draw:style-name="fr1" draw:name="Objekt3" text:anchor-type="as-char" svg:y="-0.2366in" svg:width="0.8783in" svg:height="0.3752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4">Homogent tyngdkraftfält</text:p>
          </table:table-cell>
          <table:table-cell table:style-name="Tabell1.A2" office:value-type="string">
            <text:p text:style-name="P4">kraftmoment</text:p>
          </table:table-cell>
          <table:table-cell table:style-name="Tabell1.C2" office:value-type="string">
            <text:p text:style-name="P4">Kinetisk energi konisk pendel</text:p>
          </table:table-cell>
        </table:table-row>
        <table:table-row>
          <table:table-cell table:style-name="Tabell1.A2" office:value-type="string">
            <text:p text:style-name="P3"><draw:frame draw:style-name="fr1" draw:name="Objekt4" text:anchor-type="as-char" svg:y="-0.1283in" svg:width="1.1925in" svg:height="0.1882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l1.A2" office:value-type="string">
            <text:p text:style-name="P3"><draw:frame draw:style-name="fr1" draw:name="Objekt5" text:anchor-type="as-char" svg:y="-0.1283in" svg:width="0.8819in" svg:height="0.1866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ell1.C2" office:value-type="string">
            <text:p text:style-name="P3"><draw:frame draw:style-name="fr1" draw:name="Objekt6" text:anchor-type="as-char" svg:y="-0.2555in" svg:width="2.5744in" svg:height="0.4138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4">Rörelse mängd</text:p>
          </table:table-cell>
          <table:table-cell table:style-name="Tabell1.A2" office:value-type="string">
            <text:p text:style-name="P4">hastighet</text:p>
          </table:table-cell>
          <table:table-cell table:style-name="Tabell1.C2" office:value-type="string">
            <text:p text:style-name="P4">acceleration</text:p>
          </table:table-cell>
        </table:table-row>
        <table:table-row>
          <table:table-cell table:style-name="Tabell1.A2" office:value-type="string">
            <text:p text:style-name="P3"><draw:frame draw:style-name="fr1" draw:name="Objekt7" text:anchor-type="as-char" svg:y="-0.1283in" svg:width="0.9555in" svg:height="0.1882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ell1.A2" office:value-type="string">
            <text:p text:style-name="P3"><draw:frame draw:style-name="fr1" draw:name="Objekt10" text:anchor-type="as-char" svg:y="-0.2366in" svg:width="2.1138in" svg:height="0.339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ell1.C2" office:value-type="string">
            <text:p text:style-name="P3"><draw:frame draw:style-name="fr1" draw:name="Objekt11" text:anchor-type="as-char" svg:y="-0.2374in" svg:width="1.5457in" svg:height="0.3402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4">Hastighet cirkulär rörelse</text:p>
          </table:table-cell>
          <table:table-cell table:style-name="Tabell1.A2" office:value-type="string">
            <text:p text:style-name="P4">Acceleration cirkulär rörelse</text:p>
          </table:table-cell>
          <table:table-cell table:style-name="Tabell1.C2" office:value-type="string">
            <text:p text:style-name="P4">Omlopstid konisk pendel </text:p>
          </table:table-cell>
        </table:table-row>
        <table:table-row>
          <table:table-cell table:style-name="Tabell1.A2" office:value-type="string">
            <text:p text:style-name="P3"><draw:frame draw:style-name="fr1" draw:name="Objekt8" text:anchor-type="as-char" svg:y="-0.2366in" svg:width="1.5335in" svg:height="0.339in" draw:z-index="7"><draw:object xlink:href="./Object 8" xlink:type="simple" xlink:show="embed" xlink:actuate="onLoad"/><draw:image xlink:href="./ObjectReplacements/Object 8" xlink:type="simple" xlink:show="embed" xlink:actuate="onLoad"/><svg:desc>formel</svg:desc></draw:frame></text:p>
          </table:table-cell>
          <table:table-cell table:style-name="Tabell1.A2" office:value-type="string">
            <text:p text:style-name="P3"><draw:frame draw:style-name="fr1" draw:name="Objekt9" text:anchor-type="as-char" svg:y="-0.2555in" svg:width="1.4083in" svg:height="0.4126in" draw:z-index="8"><draw:object xlink:href="./Object 9" xlink:type="simple" xlink:show="embed" xlink:actuate="onLoad"/><draw:image xlink:href="./ObjectReplacements/Object 9" xlink:type="simple" xlink:show="embed" xlink:actuate="onLoad"/><svg:desc>formel</svg:desc></draw:frame></text:p>
          </table:table-cell>
          <table:table-cell table:style-name="Tabell1.C2" office:value-type="string">
            <text:p text:style-name="P3"><draw:frame draw:style-name="fr1" draw:name="Objekt12" text:anchor-type="as-char" svg:y="-0.2717in" svg:width="1.5409in" svg:height="0.4299in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4">Harmonisk svängningsrörelse</text:p>
          </table:table-cell>
          <table:table-cell table:style-name="Tabell1.A2" office:value-type="string">
            <text:p text:style-name="P4">Svängtid Plan pendel</text:p>
          </table:table-cell>
          <table:table-cell table:style-name="Tabell1.C2" office:value-type="string">
            <text:p text:style-name="P4">vinkelhastighet</text:p>
          </table:table-cell>
        </table:table-row>
        <table:table-row>
          <table:table-cell table:style-name="Tabell1.A2" office:value-type="string">
            <text:p text:style-name="P3"><draw:frame draw:style-name="fr1" draw:name="Objekt13" text:anchor-type="as-char" svg:y="-0.2693in" svg:width="0.8874in" svg:height="0.428in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ell1.A2" office:value-type="string">
            <text:p text:style-name="P3"><draw:frame draw:style-name="fr1" draw:name="Objekt14" text:anchor-type="as-char" svg:y="-0.2701in" svg:width="1.0181in" svg:height="0.4283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ell1.C2" office:value-type="string">
            <text:p text:style-name="P3"><draw:frame draw:style-name="fr1" draw:name="Objekt15" text:anchor-type="as-char" svg:y="-0.1283in" svg:width="0.9465in" svg:height="0.1882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4">Tyngdkraft </text:p>
          </table:table-cell>
          <table:table-cell table:style-name="Tabell1.A2" office:value-type="string">
            <text:p text:style-name="P4">fjäderkraft</text:p>
          </table:table-cell>
          <table:table-cell table:style-name="Tabell1.C2" office:value-type="string">
            <text:p text:style-name="P4">Gravitationskraft mellan partiklar</text:p>
          </table:table-cell>
        </table:table-row>
        <table:table-row>
          <table:table-cell table:style-name="Tabell1.A2" office:value-type="string">
            <text:p text:style-name="P3"><draw:frame draw:style-name="fr1" draw:name="Objekt16" text:anchor-type="as-char" svg:y="-0.1283in" svg:width="0.9602in" svg:height="0.1882in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ell1.A2" office:value-type="string">
            <text:p text:style-name="P3"><draw:frame draw:style-name="fr1" draw:name="Objekt17" text:anchor-type="as-char" svg:y="-0.1283in" svg:width="0.8252in" svg:height="0.1866in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ell1.C2" office:value-type="string">
            <text:p text:style-name="P3"><draw:frame draw:style-name="fr1" draw:name="Objekt18" text:anchor-type="as-char" svg:y="-0.2374in" svg:width="1.3098in" svg:height="0.4126in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</table:table>
      <text:p text:style-name="P1"/>
      <text:p text:style-name="P2">Vågrörelselära</text:p>
      <table:table table:name="Tabell2" table:style-name="Tabell2">
        <table:table-column table:style-name="Tabell2.A" table:number-columns-repeated="3"/>
        <table:table-row>
          <table:table-cell table:style-name="Tabell2.A1" office:value-type="string">
            <text:p text:style-name="P4">Fortskridande våg </text:p>
          </table:table-cell>
          <table:table-cell table:style-name="Tabell2.A1" office:value-type="string">
            <text:p text:style-name="P4">brytning</text:p>
          </table:table-cell>
          <table:table-cell table:style-name="Tabell2.C1" office:value-type="string">
            <text:p text:style-name="P4">interferens</text:p>
          </table:table-cell>
        </table:table-row>
        <table:table-row>
          <table:table-cell table:style-name="Tabell2.A2" office:value-type="string">
            <text:p text:style-name="P3"><draw:frame draw:style-name="fr1" draw:name="Objekt19" text:anchor-type="as-char" svg:y="-0.1283in" svg:width="0.7535in" svg:height="0.1862in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ell2.A2" office:value-type="string">
            <text:p text:style-name="P3"><draw:frame draw:style-name="fr1" draw:name="Objekt20" text:anchor-type="as-char" svg:y="-0.2382in" svg:width="1.0339in" svg:height="0.3728in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ell2.C2" office:value-type="string">
            <text:p text:style-name="P3"><draw:frame draw:style-name="fr1" draw:name="Objekt21" text:anchor-type="as-char" svg:y="-0.4965in" svg:width="2.7091in" svg:height="0.9709in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table-cell table:style-name="Tabell2.A2" office:value-type="string">
            <text:p text:style-name="P4">Dopplereffect</text:p>
          </table:table-cell>
          <table:table-cell table:style-name="Tabell2.A2" office:value-type="string">
            <text:p text:style-name="P4">Ljudhastighetens temperaturberoende</text:p>
          </table:table-cell>
          <table:table-cell table:style-name="Tabell2.C2" office:value-type="string">
            <text:p text:style-name="P4">ljudnivå</text:p>
          </table:table-cell>
        </table:table-row>
        <text:soft-page-break/>
        <table:table-row>
          <table:table-cell table:style-name="Tabell2.A2" office:value-type="string">
            <text:p text:style-name="P3"><draw:frame draw:style-name="fr1" draw:name="Objekt22" text:anchor-type="as-char" svg:y="-0.6508in" svg:width="3.3882in" svg:height="1.2429in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ell2.A2" office:value-type="string">
            <text:p text:style-name="P3"><draw:frame draw:style-name="fr1" draw:name="Objekt23" text:anchor-type="as-char" svg:y="-0.278in" svg:width="2.161in" svg:height="0.4984in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ell2.C2" office:value-type="string">
            <text:p text:style-name="P3"><draw:frame draw:style-name="fr1" draw:name="Objekt24" text:anchor-type="as-char" svg:y="-0.3134in" svg:width="1.2661in" svg:height="0.589in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ell2.A2" office:value-type="string">
            <text:p text:style-name="P4">ljudintensitet</text:p>
          </table:table-cell>
          <table:table-cell table:style-name="Tabell2.A2" office:value-type="string">
            <text:p text:style-name="P3"/>
          </table:table-cell>
          <table:table-cell table:style-name="Tabell2.C2" office:value-type="string">
            <text:p text:style-name="P3"/>
          </table:table-cell>
        </table:table-row>
        <table:table-row>
          <table:table-cell table:style-name="Tabell2.A2" office:value-type="string">
            <text:p text:style-name="P3"><draw:frame draw:style-name="fr1" draw:name="Objekt25" text:anchor-type="as-char" svg:y="-0.3898in" svg:width="2.0465in" svg:height="0.722in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ell2.A2" office:value-type="string">
            <text:p text:style-name="P3"/>
          </table:table-cell>
          <table:table-cell table:style-name="Tabell2.C2" office:value-type="string">
            <text:p text:style-name="P3"/>
          </table:table-cell>
        </table:table-row>
      </table:table>
      <text:p text:style-name="P1"/>
      <text:p text:style-name="P2">Optik</text:p>
      <table:table table:name="Tabell3" table:style-name="Tabell3">
        <table:table-column table:style-name="Tabell3.A" table:number-columns-repeated="3"/>
        <table:table-row>
          <table:table-cell table:style-name="Tabell3.A1" office:value-type="string">
            <text:p text:style-name="P3">brytningslagen</text:p>
          </table:table-cell>
          <table:table-cell table:style-name="Tabell3.A1" office:value-type="string">
            <text:p text:style-name="P3">prisma</text:p>
          </table:table-cell>
          <table:table-cell table:style-name="Tabell3.C1" office:value-type="string">
            <text:p text:style-name="P3">Tunna linser</text:p>
          </table:table-cell>
        </table:table-row>
        <table:table-row>
          <table:table-cell table:style-name="Tabell3.A2" office:value-type="string">
            <text:p text:style-name="P3"><draw:frame draw:style-name="fr1" draw:name="Objekt26" text:anchor-type="as-char" svg:y="-0.1283in" svg:width="1.4634in" svg:height="0.1866in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ell3.A2" office:value-type="string">
            <text:p text:style-name="P3"><draw:frame draw:style-name="fr1" draw:name="Objekt27" text:anchor-type="as-char" svg:y="-0.3839in" svg:width="1.7752in" svg:height="0.7118in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ell3.C2" office:value-type="string">
            <text:p text:style-name="P3"><draw:frame draw:style-name="fr1" draw:name="Objekt28" text:anchor-type="as-char" svg:y="-0.1457in" svg:width="1.0307in" svg:height="0.1835in" draw:z-index="2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ell3.A2" office:value-type="string">
            <text:p text:style-name="P3">Sfäriska speglar</text:p>
          </table:table-cell>
          <table:table-cell table:style-name="Tabell3.A2" office:value-type="string">
            <text:p text:style-name="P3">Optiska instrument</text:p>
          </table:table-cell>
          <table:table-cell table:style-name="Tabell3.C2" office:value-type="string">
            <text:p text:style-name="P3">Ljusflöde</text:p>
          </table:table-cell>
        </table:table-row>
        <table:table-row>
          <table:table-cell table:style-name="Tabell3.A2" office:value-type="string">
            <text:p text:style-name="P3"><draw:frame draw:style-name="fr1" draw:name="Objekt29" text:anchor-type="as-char" svg:y="-0.2075in" svg:width="1.5091in" svg:height="0.3583in" draw:z-index="28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ell3.A2" office:value-type="string">
            <text:p text:style-name="P3"><draw:frame draw:style-name="fr1" draw:name="Objekt30" text:anchor-type="as-char" svg:y="-0.6307in" svg:width="2.8319in" svg:height="1.2335in" draw:z-index="2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ell3.C2" office:value-type="string">
            <text:p text:style-name="P3"><draw:frame draw:style-name="fr1" draw:name="Objekt31" text:anchor-type="as-char" svg:y="-0.1992in" svg:width="2.2508in" svg:height="0.3425in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ell3.A2" office:value-type="string">
            <text:p text:style-name="P3">Belysning</text:p>
          </table:table-cell>
          <table:table-cell table:style-name="Tabell3.A2" office:value-type="string">
            <text:p text:style-name="P3">ljushastighet</text:p>
          </table:table-cell>
          <table:table-cell table:style-name="Tabell3.C2" office:value-type="string">
            <text:p text:style-name="P3">våglängd</text:p>
          </table:table-cell>
        </table:table-row>
        <table:table-row>
          <table:table-cell table:style-name="Tabell3.A2" office:value-type="string">
            <text:p text:style-name="P3"><draw:frame draw:style-name="fr1" draw:name="Objekt32" text:anchor-type="as-char" svg:y="-0.539in" svg:width="3.0098in" svg:height="1.0252in" draw:z-index="3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ell3.A2" office:value-type="string">
            <text:p text:style-name="P3"><draw:frame draw:style-name="fr1" draw:name="Objekt33" text:anchor-type="as-char" svg:y="-0.2173in" svg:width="0.5752in" svg:height="0.3563in" draw:z-index="32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ell3.C2" office:value-type="string">
            <text:p text:style-name="P3"><draw:frame draw:style-name="fr1" draw:name="Objekt34" text:anchor-type="as-char" svg:y="-0.1634in" svg:width="0.6008in" svg:height="0.3016in" draw:z-index="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ell3.A2" office:value-type="string">
            <text:p text:style-name="P3">Gitter (vinkelrätt infall)</text:p>
          </table:table-cell>
          <table:table-cell table:style-name="Tabell3.A2" office:value-type="string">
            <text:p text:style-name="P3">tvåspaltsinterferens</text:p>
          </table:table-cell>
          <table:table-cell table:style-name="Tabell3.C2" office:value-type="string">
            <text:p text:style-name="P3"/>
          </table:table-cell>
        </table:table-row>
        <table:table-row>
          <table:table-cell table:style-name="Tabell3.A2" office:value-type="string">
            <text:p text:style-name="P3"><draw:frame draw:style-name="fr1" draw:name="Objekt35" text:anchor-type="as-char" svg:y="-0.2083in" svg:width="1.0138in" svg:height="0.361in" draw:z-index="34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ell3.A2" office:value-type="string">
            <text:p text:style-name="P3"><draw:frame draw:style-name="fr1" draw:name="Objekt36" text:anchor-type="as-char" svg:y="-0.2173in" svg:width="1.6362in" svg:height="0.3563in" draw:z-index="3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ell3.C2" office:value-type="string">
            <text:p text:style-name="P3"/>
          </table:table-cell>
        </table:table-row>
      </table:table>
      <text:p text:style-name="P1"/>
      <text:p text:style-name="P2">Atom-, kärn- och partikelfysik</text:p>
      <table:table table:name="Tabell4" table:style-name="Tabell4">
        <table:table-column table:style-name="Tabell4.A" table:number-columns-repeated="3"/>
        <table:table-row>
          <table:table-cell table:style-name="Tabell4.A1" office:value-type="string">
            <text:p text:style-name="P3">Fotonenergi</text:p>
          </table:table-cell>
          <table:table-cell table:style-name="Tabell4.A1" office:value-type="string">
            <text:p text:style-name="P3">Fotonens rörelsemängd</text:p>
          </table:table-cell>
          <table:table-cell table:style-name="Tabell4.C1" office:value-type="string">
            <text:p text:style-name="P3">Väteatomens energinivåer</text:p>
          </table:table-cell>
        </table:table-row>
        <table:table-row>
          <table:table-cell table:style-name="Tabell4.A2" office:value-type="string">
            <text:p text:style-name="P3"/>
          </table:table-cell>
          <table:table-cell table:style-name="Tabell4.A2" office:value-type="string">
            <text:p text:style-name="P3"/>
          </table:table-cell>
          <table:table-cell table:style-name="Tabell4.C2" office:value-type="string">
            <text:p text:style-name="P3"/>
          </table:table-cell>
        </table:table-row>
        <table:table-row>
          <table:table-cell table:style-name="Tabell4.A2" office:value-type="string">
            <text:p text:style-name="P3">Rydbergs formel</text:p>
          </table:table-cell>
          <table:table-cell table:style-name="Tabell4.A2" office:value-type="string">
            <text:p text:style-name="P3">Partikels de Broglievåglängd </text:p>
          </table:table-cell>
          <table:table-cell table:style-name="Tabell4.C2" office:value-type="string">
            <text:p text:style-name="P3">Fotoelektrisk effekt</text:p>
          </table:table-cell>
        </table:table-row>
        <table:table-row>
          <table:table-cell table:style-name="Tabell4.A2" office:value-type="string">
            <text:p text:style-name="P3"/>
          </table:table-cell>
          <table:table-cell table:style-name="Tabell4.A2" office:value-type="string">
            <text:p text:style-name="P3"/>
          </table:table-cell>
          <table:table-cell table:style-name="Tabell4.C2" office:value-type="string">
            <text:p text:style-name="P3"/>
          </table:table-cell>
        </table:table-row>
        <table:table-row>
          <table:table-cell table:style-name="Tabell4.A2" office:value-type="string">
            <text:p text:style-name="P3">Radioaktivt sönderfall</text:p>
          </table:table-cell>
          <table:table-cell table:style-name="Tabell4.A2" office:value-type="string">
            <text:p text:style-name="P3">stråldos</text:p>
          </table:table-cell>
          <table:table-cell table:style-name="Tabell4.C2" office:value-type="string">
            <text:p text:style-name="P3"/>
          </table:table-cell>
        </table:table-row>
        <table:table-row>
          <table:table-cell table:style-name="Tabell4.A2" office:value-type="string">
            <text:p text:style-name="P3"/>
          </table:table-cell>
          <table:table-cell table:style-name="Tabell4.A2" office:value-type="string">
            <text:p text:style-name="P3"/>
          </table:table-cell>
          <table:table-cell table:style-name="Tabell4.C2" office:value-type="string">
            <text:p text:style-name="P3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5T17:48:11</meta:creation-date>
    <dc:date>2015-02-07T21:13:59.736633527</dc:date>
    <meta:editing-duration>PT2H18M1S</meta:editing-duration>
    <meta:editing-cycles>12</meta:editing-cycles>
    <meta:generator>LibreOffice/4.1.3.2$Linux_x86 LibreOffice_project/410m0$Build-2</meta:generator>
    <meta:document-statistic meta:table-count="4" meta:image-count="0" meta:object-count="36" meta:page-count="3" meta:paragraph-count="84" meta:word-count="83" meta:character-count="800" meta:non-whitespace-character-count="760"/>
  </office:meta>
</office:document-meta>
</file>

<file path=Object 1/content.xml><?xml version="1.0" encoding="utf-8"?>
<math xmlns="http://www.w3.org/1998/Math/MathML">
  <semantics>
    <mrow>
      <msub>
        <mi>E</mi>
        <mi>k</mi>
      </msub>
      <mrow>
        <mi/>
        <mo stretchy="false">=</mo>
        <mi/>
      </mrow>
      <mfrac>
        <mrow>
          <msub>
            <mi>m</mi>
            <mrow>
              <mo stretchy="false">(</mo>
              <mrow>
                <mo stretchy="false">Є</mo>
              </mrow>
              <mo stretchy="false">)</mo>
            </mrow>
          </msub>
          <msubsup>
            <mi>v</mi>
            <mrow>
              <mo stretchy="false">(</mo>
              <mrow>
                <mi>V</mi>
              </mrow>
              <mo stretchy="false">)</mo>
            </mrow>
            <mn>2</mn>
          </msubsup>
        </mrow>
        <mrow>
          <mn>2</mn>
        </mrow>
      </mfrac>
    </mrow>
    <annotation encoding="StarMath 5.0">E_k ~=~ {m_(%Ux0404)v_(V)^2}over{2}</annotation>
  </semantics>
</math>
</file>

<file path=Object 10/content.xml><?xml version="1.0" encoding="utf-8"?>
<math xmlns="http://www.w3.org/1998/Math/MathML">
  <semantics>
    <mrow>
      <msub>
        <mi>v</mi>
        <mrow>
          <mo stretchy="false">(</mo>
          <mrow>
            <mi>V</mi>
          </mrow>
          <mo stretchy="false">)</mo>
        </mrow>
      </msub>
      <mrow>
        <mi/>
        <mo stretchy="false">=</mo>
        <mi/>
      </mrow>
      <mfrac>
        <mrow>
          <msub>
            <mi>l</mi>
            <mrow>
              <mo stretchy="false">(</mo>
              <mrow>
                <mo stretchy="false">Γ</mo>
              </mrow>
              <mo stretchy="false">)</mo>
            </mrow>
          </msub>
        </mrow>
        <mrow>
          <msub>
            <mo stretchy="false">τ</mo>
            <mrow>
              <mo stretchy="false">(</mo>
              <mrow>
                <mi>T</mi>
              </mrow>
              <mo stretchy="false">)</mo>
            </mrow>
          </msub>
        </mrow>
      </mfrac>
      <mrow>
        <mi/>
        <mo stretchy="false">=</mo>
        <mi/>
      </mrow>
      <mi>I</mi>
      <mrow>
        <mo stretchy="false">[</mo>
        <mrow>
          <msub>
            <mi>a</mi>
            <mrow>
              <mo stretchy="false">(</mo>
              <mrow>
                <mi>V</mi>
              </mrow>
              <mo stretchy="false">)</mo>
            </mrow>
          </msub>
        </mrow>
        <mo stretchy="false">]</mo>
      </mrow>
      <mrow>
        <mi/>
        <mo stretchy="false">=</mo>
        <mi/>
      </mrow>
      <mi>D</mi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v_(V) ~=~ {l_(%GAMMA) }over{%tau_(T) } ~=~ I[a_(V)] ~=~ D[f(x)]</annotation>
  </semantics>
</math>
</file>

<file path=Object 11/content.xml><?xml version="1.0" encoding="utf-8"?>
<math xmlns="http://www.w3.org/1998/Math/MathML">
  <semantics>
    <mrow>
      <msub>
        <mi>a</mi>
        <mrow>
          <mo stretchy="false">(</mo>
          <mrow>
            <mi>V</mi>
          </mrow>
          <mo stretchy="false">)</mo>
        </mrow>
      </msub>
      <mrow>
        <mi/>
        <mo stretchy="false">=</mo>
        <mi/>
      </mrow>
      <mfrac>
        <mrow>
          <msub>
            <mi>v</mi>
            <mrow>
              <mo stretchy="false">(</mo>
              <mrow>
                <mi>V</mi>
              </mrow>
              <mo stretchy="false">)</mo>
            </mrow>
          </msub>
        </mrow>
        <mrow>
          <msub>
            <mo stretchy="false">τ</mo>
            <mrow>
              <mo stretchy="false">(</mo>
              <mrow>
                <mi>T</mi>
              </mrow>
              <mo stretchy="false">)</mo>
            </mrow>
          </msub>
        </mrow>
      </mfrac>
      <mrow>
        <mi/>
        <mo stretchy="false">=</mo>
        <mi/>
      </mrow>
      <msup>
        <mi>D</mi>
        <mn>2</mn>
      </msup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a_(V) ~=~ {v_(V)}over{%tau_(T)} ~=~ D^2[f(x)]</annotation>
  </semantics>
</math>
</file>

<file path=Object 12/content.xml><?xml version="1.0" encoding="utf-8"?>
<math xmlns="http://www.w3.org/1998/Math/MathML">
  <semantics>
    <mrow>
      <msub>
        <mo stretchy="false">τ</mo>
        <mrow>
          <mo stretchy="false">(</mo>
          <mrow>
            <mi>T</mi>
          </mrow>
          <mo stretchy="false">)</mo>
        </mrow>
      </msub>
      <mrow>
        <mi/>
        <mo stretchy="false">=</mo>
        <mi/>
      </mrow>
      <mn>2</mn>
      <mo stretchy="false">π</mo>
      <msqrt>
        <mrow>
          <mfrac>
            <mrow>
              <mrow>
                <msub>
                  <mi>l</mi>
                  <mrow>
                    <mo stretchy="false">(</mo>
                    <mrow>
                      <mo stretchy="false">Γ</mo>
                    </mrow>
                    <mo stretchy="false">)</mo>
                  </mrow>
                </msub>
                <mo stretchy="false">⋅</mo>
                <mi>cos</mi>
              </mrow>
              <mrow>
                <mo stretchy="false">(</mo>
                <mrow>
                  <msub>
                    <mi>V</mi>
                    <mrow>
                      <mo stretchy="false">(</mo>
                      <mrow>
                        <mi>T</mi>
                      </mrow>
                      <mo stretchy="false">)</mo>
                    </mrow>
                  </msub>
                </mrow>
                <mo stretchy="false">)</mo>
              </mrow>
            </mrow>
            <mrow>
              <msub>
                <mi>g</mi>
                <mrow>
                  <mo stretchy="false">(</mo>
                  <mrow>
                    <mi>V</mi>
                  </mrow>
                  <mo stretchy="false">)</mo>
                </mrow>
              </msub>
            </mrow>
          </mfrac>
        </mrow>
      </msqrt>
    </mrow>
    <annotation encoding="StarMath 5.0">%tau_(T) ~=~ 2 %pi sqrt{{l_(%GAMMA) cdot cos(V_(T))}over{g_(V)}} </annotation>
  </semantics>
</math>
</file>

<file path=Object 13/content.xml><?xml version="1.0" encoding="utf-8"?>
<math xmlns="http://www.w3.org/1998/Math/MathML">
  <semantics>
    <mrow>
      <msub>
        <mo stretchy="false">ω</mo>
        <mrow>
          <mo stretchy="false">(</mo>
          <mrow>
            <mi>V</mi>
          </mrow>
          <mo stretchy="false">)</mo>
        </mrow>
      </msub>
      <mrow>
        <mi/>
        <mo stretchy="false">=</mo>
        <mi/>
      </mrow>
      <msqrt>
        <mrow>
          <mfrac>
            <mrow>
              <msub>
                <mi>K</mi>
                <mi>k</mi>
              </msub>
            </mrow>
            <mrow>
              <msub>
                <mi>m</mi>
                <mrow>
                  <mo stretchy="false">(</mo>
                  <mrow>
                    <mo stretchy="false">Є</mo>
                  </mrow>
                  <mo stretchy="false">)</mo>
                </mrow>
              </msub>
            </mrow>
          </mfrac>
        </mrow>
      </msqrt>
    </mrow>
    <annotation encoding="StarMath 5.0">%omega_(V) ~=~ sqrt{{K_k}over{m_(%Ux0404)}}  </annotation>
  </semantics>
</math>
</file>

<file path=Object 14/content.xml><?xml version="1.0" encoding="utf-8"?>
<math xmlns="http://www.w3.org/1998/Math/MathML">
  <semantics>
    <mrow>
      <msub>
        <mo stretchy="false">τ</mo>
        <mrow>
          <mo stretchy="false">(</mo>
          <mrow>
            <mi>T</mi>
          </mrow>
          <mo stretchy="false">)</mo>
        </mrow>
      </msub>
      <mrow>
        <mi/>
        <mo stretchy="false">=</mo>
        <mi/>
      </mrow>
      <mn>2</mn>
      <mo stretchy="false">π</mo>
      <msqrt>
        <mrow>
          <mfrac>
            <mrow>
              <msub>
                <mi>l</mi>
                <mrow>
                  <mo stretchy="false">(</mo>
                  <mrow>
                    <mo stretchy="false">Γ</mo>
                  </mrow>
                  <mo stretchy="false">)</mo>
                </mrow>
              </msub>
            </mrow>
            <mrow>
              <msub>
                <mi>g</mi>
                <mrow>
                  <mo stretchy="false">(</mo>
                  <mrow>
                    <mi>V</mi>
                  </mrow>
                  <mo stretchy="false">)</mo>
                </mrow>
              </msub>
            </mrow>
          </mfrac>
        </mrow>
      </msqrt>
    </mrow>
    <annotation encoding="StarMath 5.0">%tau_(T) ~=~ 2 %pi sqrt{{l_(%GAMMA)}over{g_(V)}} </annotation>
  </semantics>
</math>
</file>

<file path=Object 15/content.xml><?xml version="1.0" encoding="utf-8"?>
<math xmlns="http://www.w3.org/1998/Math/MathML">
  <semantics>
    <mrow>
      <msub>
        <mo stretchy="false">ω</mo>
        <mrow>
          <mo stretchy="false">(</mo>
          <mrow>
            <mi>V</mi>
          </mrow>
          <mo stretchy="false">)</mo>
        </mrow>
      </msub>
      <mrow>
        <mi/>
        <mo stretchy="false">=</mo>
        <mi/>
      </mrow>
      <mn>2</mn>
      <mo stretchy="false">π</mo>
      <msub>
        <mi>f</mi>
        <mrow>
          <mo stretchy="false">(</mo>
          <mrow>
            <mi>T</mi>
          </mrow>
          <mo stretchy="false">)</mo>
        </mrow>
      </msub>
    </mrow>
    <annotation encoding="StarMath 5.0">%omega_(V) ~=~ 2 %pi f_(T)</annotation>
  </semantics>
</math>
</file>

<file path=Object 16/content.xml><?xml version="1.0" encoding="utf-8"?>
<math xmlns="http://www.w3.org/1998/Math/MathML">
  <semantics>
    <mrow>
      <msub>
        <mi>F</mi>
        <mi>f</mi>
      </msub>
      <mrow>
        <mi/>
        <mo stretchy="false">=</mo>
        <mi/>
      </mrow>
      <mrow>
        <msub>
          <mi>m</mi>
          <mrow>
            <mo stretchy="false">(</mo>
            <mrow>
              <mo stretchy="false">Є</mo>
            </mrow>
            <mo stretchy="false">)</mo>
          </mrow>
        </msub>
        <mo stretchy="false">⋅</mo>
        <msub>
          <mi>g</mi>
          <mrow>
            <mo stretchy="false">(</mo>
            <mrow>
              <mi>V</mi>
            </mrow>
            <mo stretchy="false">)</mo>
          </mrow>
        </msub>
      </mrow>
    </mrow>
    <annotation encoding="StarMath 5.0">F_f ~=~ m_(%Ux0404) cdot g_(V)</annotation>
  </semantics>
</math>
</file>

<file path=Object 17/content.xml><?xml version="1.0" encoding="utf-8"?>
<math xmlns="http://www.w3.org/1998/Math/MathML">
  <semantics>
    <mrow>
      <msub>
        <mi>F</mi>
        <mi>f</mi>
      </msub>
      <mrow>
        <mi/>
        <mo stretchy="false">=</mo>
        <mi/>
      </mrow>
      <msub>
        <mi>K</mi>
        <mi>k</mi>
      </msub>
      <msub>
        <mi>l</mi>
        <mrow>
          <mo stretchy="false">(</mo>
          <mrow>
            <mo stretchy="false">Γ</mo>
          </mrow>
          <mo stretchy="false">)</mo>
        </mrow>
      </msub>
    </mrow>
    <annotation encoding="StarMath 5.0">F_f ~=~ K_k l_(%GAMMA)</annotation>
  </semantics>
</math>
</file>

<file path=Object 18/content.xml><?xml version="1.0" encoding="utf-8"?>
<math xmlns="http://www.w3.org/1998/Math/MathML">
  <semantics>
    <mrow>
      <msub>
        <mi>F</mi>
        <mi>f</mi>
      </msub>
      <mrow>
        <mi/>
        <mo stretchy="false">=</mo>
        <mi/>
      </mrow>
      <msub>
        <mi>K</mi>
        <mi>G</mi>
      </msub>
      <mfrac>
        <mrow>
          <mrow>
            <msub>
              <mi>m</mi>
              <mrow>
                <mn>1</mn>
                <mrow>
                  <mo stretchy="false">(</mo>
                  <mrow>
                    <mo stretchy="false">Є</mo>
                  </mrow>
                  <mo stretchy="false">)</mo>
                </mrow>
              </mrow>
            </msub>
            <mo stretchy="false">⋅</mo>
            <msub>
              <mi>m</mi>
              <mrow>
                <mn>2</mn>
                <mrow>
                  <mo stretchy="false">(</mo>
                  <mrow>
                    <mo stretchy="false">Є</mo>
                  </mrow>
                  <mo stretchy="false">)</mo>
                </mrow>
              </mrow>
            </msub>
          </mrow>
        </mrow>
        <mrow>
          <msubsup>
            <mi>r</mi>
            <mrow>
              <mo stretchy="false">(</mo>
              <mrow>
                <mo stretchy="false">Γ</mo>
              </mrow>
              <mo stretchy="false">)</mo>
            </mrow>
            <mn>2</mn>
          </msubsup>
        </mrow>
      </mfrac>
    </mrow>
    <annotation encoding="StarMath 5.0">F_f ~=~ K_G  {m_{1(%Ux0404)} cdot m_{2(%Ux0404)}}over{r_(%GAMMA)^2}</annotation>
  </semantics>
</math>
</file>

<file path=Object 19/content.xml><?xml version="1.0" encoding="utf-8"?>
<math xmlns="http://www.w3.org/1998/Math/MathML">
  <semantics>
    <mrow>
      <msub>
        <mi>V</mi>
        <mi>v</mi>
      </msub>
      <mrow>
        <mi/>
        <mo stretchy="false">=</mo>
        <mi/>
      </mrow>
      <mo stretchy="false">λ</mo>
      <mrow>
        <mi/>
        <mo stretchy="false">⋅</mo>
        <mi/>
      </mrow>
      <mi>f</mi>
    </mrow>
    <annotation encoding="StarMath 5.0">V_v ~=~ %lambda `cdot` f</annotation>
  </semantics>
</math>
</file>

<file path=Object 2/content.xml><?xml version="1.0" encoding="utf-8"?>
<math xmlns="http://www.w3.org/1998/Math/MathML">
  <semantics>
    <mrow>
      <msub>
        <mi>E</mi>
        <mi>A</mi>
      </msub>
      <mrow>
        <mi/>
        <mo stretchy="false">=</mo>
        <mi/>
      </mrow>
      <mrow>
        <msub>
          <mi>F</mi>
          <mi>f</mi>
        </msub>
        <mo stretchy="false">⋅</mo>
        <msub>
          <mi>l</mi>
          <mrow>
            <mo stretchy="false">(</mo>
            <mrow>
              <mo stretchy="false">Γ</mo>
            </mrow>
            <mo stretchy="false">)</mo>
          </mrow>
        </msub>
      </mrow>
    </mrow>
    <annotation encoding="StarMath 5.0">E_A ~=~ F_f cdot l_(%GAMMA)</annotation>
  </semantics>
</math>
</file>

<file path=Object 20/content.xml><?xml version="1.0" encoding="utf-8"?>
<math xmlns="http://www.w3.org/1998/Math/MathML">
  <semantics>
    <mrow>
      <mi>f</mi>
      <mrow>
        <mi/>
        <mo stretchy="false">=</mo>
        <mi/>
      </mrow>
      <mfrac>
        <mrow>
          <msub>
            <mi>V</mi>
            <mn>1</mn>
          </msub>
        </mrow>
        <mrow>
          <msub>
            <mo stretchy="false">λ</mo>
            <mn>1</mn>
          </msub>
        </mrow>
      </mfrac>
      <mrow>
        <mi/>
        <mo stretchy="false">=</mo>
        <mi/>
      </mrow>
      <mfrac>
        <mrow>
          <msub>
            <mi>V</mi>
            <mn>2</mn>
          </msub>
        </mrow>
        <mrow>
          <msub>
            <mo stretchy="false">λ</mo>
            <mn>2</mn>
          </msub>
        </mrow>
      </mfrac>
    </mrow>
    <annotation encoding="StarMath 5.0">f ~=~ {V_1}over{%lambda_1} ~=~ {V_2}over{%lambda_2}</annotation>
  </semantics>
</math>
</file>

<file path=Object 21/content.xml><?xml version="1.0" encoding="utf-8"?>
<math xmlns="http://www.w3.org/1998/Math/MathML">
  <semantics>
    <mtable>
      <mtr>
        <mtd>
          <mrow>
            <msub>
              <mi>S</mi>
              <mn>1</mn>
            </msub>
            <mi mathvariant="italic">och</mi>
            <msub>
              <mi>S</mi>
              <mn>2</mn>
            </msub>
            <mi mathvariant="italic">tvåpunktkällor</mi>
            <mi>i</mi>
            <mi mathvariant="italic">fas</mi>
            <mi mathvariant="normal">:</mi>
          </mrow>
        </mtd>
      </mtr>
      <mtr>
        <mtd>
          <mrow>
            <msub>
              <mi mathvariant="italic">PS</mi>
              <mn>2</mn>
            </msub>
            <mrow>
              <mi/>
              <mo stretchy="false">−</mo>
              <msub>
                <mi mathvariant="italic">PS</mi>
                <mn>1</mn>
              </msub>
            </mrow>
            <mfenced open="{" close="}">
              <mrow>
                <mtable>
                  <mtr>
                    <mtd>
                      <mrow>
                        <mrow>
                          <mi/>
                          <mo stretchy="false">=</mo>
                          <mi/>
                        </mrow>
                        <mrow>
                          <mi>p</mi>
                          <mo stretchy="false">⋅</mo>
                          <mo stretchy="false">λ</mo>
                        </mrow>
                        <mi/>
                        <mi mathvariant="italic">ger</mi>
                        <mi mathvariant="italic">förstärkning</mi>
                        <mi>i</mi>
                        <mi>P</mi>
                      </mrow>
                    </mtd>
                  </mtr>
                  <mtr>
                    <mtd>
                      <mrow>
                        <mrow>
                          <mi/>
                          <mo stretchy="false">=</mo>
                          <mi/>
                        </mrow>
                        <mrow>
                          <mo stretchy="false">(</mo>
                          <mrow>
                            <mi>p</mi>
                            <mrow>
                              <mi/>
                              <mo stretchy="false">+</mo>
                              <mi/>
                            </mrow>
                            <mfrac>
                              <mrow>
                                <mn>1</mn>
                              </mrow>
                              <mrow>
                                <mn>2</mn>
                              </mrow>
                            </mfrac>
                          </mrow>
                          <mo stretchy="false">)</mo>
                        </mrow>
                        <mo stretchy="false">λ</mo>
                        <mi/>
                        <mi mathvariant="italic">ger</mi>
                        <mi mathvariant="italic">försvagning</mi>
                        <mi>i</mi>
                        <mi>P</mi>
                      </mrow>
                    </mtd>
                  </mtr>
                  <mtr>
                    <mtd>
                      <mrow>
                        <mrow>
                          <mi/>
                          <mo stretchy="false">=</mo>
                          <mi/>
                        </mrow>
                        <mrow>
                          <mi mathvariant="italic">xd</mi>
                          <mo stretchy="false">/</mo>
                          <mi>L</mi>
                        </mrow>
                        <mi>,</mi>
                        <mi/>
                        <mi mathvariant="italic">då</mi>
                        <mi/>
                        <mrow>
                          <mi>x</mi>
                          <mo stretchy="false">≪</mo>
                          <mi>L</mi>
                        </mrow>
                      </mrow>
                    </mtd>
                  </mtr>
                </mtable>
              </mrow>
            </mfenced>
          </mrow>
        </mtd>
      </mtr>
    </mtable>
    <annotation encoding="StarMath 5.0">S_1 och S_2 tvåpunktkällor i fas: newline
PS_2 `-PS_1 
left lbrace stack{ alignl  ~=~ p cdot %lambda ~ger förstärkning i P  
# alignl ~=~ (p `+` {1}over{2})%lambda ~ger försvagning i P 
# alignl ~=~ xd/L, `då` x&lt;&lt; L}  right rbrace </annotation>
  </semantics>
</math>
</file>

<file path=Object 22/content.xml><?xml version="1.0" encoding="utf-8"?>
<math xmlns="http://www.w3.org/1998/Math/MathML">
  <semantics>
    <mtable>
      <mtr>
        <mtd>
          <mrow>
            <mi mathvariant="italic">Vågkällan</mi>
            <mi>i</mi>
            <mi mathvariant="italic">rörelse</mi>
            <mi mathvariant="italic">med</mi>
            <mi mathvariant="italic">hastigheten</mi>
            <mrow>
              <mi>u</mi>
              <mo stretchy="false">&lt;</mo>
              <mi>v</mi>
            </mrow>
            <mi mathvariant="normal">:</mi>
          </mrow>
        </mtd>
      </mtr>
      <mtr>
        <mtd>
          <mrow>
            <mi>f</mi>
            <mi>´</mi>
            <mrow>
              <mi/>
              <mo stretchy="false">=</mo>
              <mi/>
            </mrow>
            <mrow>
              <mi>f</mi>
              <mo stretchy="false">⋅</mo>
              <mi/>
            </mrow>
            <mfrac>
              <mrow>
                <mi>v</mi>
              </mrow>
              <mrow>
                <mi>v</mi>
                <mrow>
                  <mi/>
                  <mo stretchy="false">−</mo>
                  <mi>u</mi>
                </mrow>
              </mrow>
            </mfrac>
            <mi>,</mi>
            <mi/>
            <mi>u</mi>
            <mrow>
              <mi/>
              <mo stretchy="false">&gt;</mo>
              <mi/>
            </mrow>
            <mn>0</mn>
            <mi mathvariant="italic">vid</mi>
            <mi mathvariant="italic">rörelsemotobservatören.</mi>
          </mrow>
        </mtd>
      </mtr>
      <mtr>
        <mtd>
          <mrow>
            <mi mathvariant="italic">observatören</mi>
            <mi>i</mi>
            <mi mathvariant="italic">rörelse</mi>
            <mi mathvariant="italic">med</mi>
            <mi mathvariant="italic">hastigheten</mi>
            <mi>u</mi>
            <mi mathvariant="normal">:</mi>
          </mrow>
        </mtd>
      </mtr>
      <mtr>
        <mtd>
          <mrow>
            <mi>f</mi>
            <mi>´</mi>
            <mrow>
              <mi/>
              <mo stretchy="false">=</mo>
              <mi/>
            </mrow>
            <mi>f</mi>
            <mrow>
              <mo stretchy="false">(</mo>
              <mrow>
                <mn>1</mn>
                <mrow>
                  <mi/>
                  <mo stretchy="false">+</mo>
                  <mi/>
                </mrow>
                <mfrac>
                  <mrow>
                    <mi>u</mi>
                  </mrow>
                  <mrow>
                    <mi>v</mi>
                  </mrow>
                </mfrac>
              </mrow>
              <mo stretchy="false">)</mo>
            </mrow>
            <mi>,</mi>
            <mi/>
            <mi>u</mi>
            <mrow>
              <mi/>
              <mo stretchy="false">&gt;</mo>
              <mi/>
            </mrow>
            <mn>0</mn>
            <mi mathvariant="italic">vidrörelse</mi>
            <mi mathvariant="italic">mot</mi>
            <mi mathvariant="italic">källan.</mi>
          </mrow>
        </mtd>
      </mtr>
      <mtr>
        <mtd>
          <mrow>
            <mi>I</mi>
            <mi mathvariant="italic">båda</mi>
            <mi mathvariant="italic">formlerna</mi>
            <mi mathvariant="italic">betecknar</mi>
            <mi>f</mi>
            <mi>´</mi>
            <mi mathvariant="italic">den</mi>
            <mi mathvariant="italic">observerade</mi>
            <mi mathvariant="italic">frekvensen.</mi>
          </mrow>
        </mtd>
      </mtr>
    </mtable>
    <annotation encoding="StarMath 5.0">Vågkällan i rörelse med hastigheten u &lt; v: newline
f´ ~=~ f cdot` {v}over{v `-u},~ u `&gt;` 0 vid rörelsemotobservatören. newline
observatören i rörelse med hastigheten u: newline
f´ ~=~ f(1 `+` {u}over{v}),~ u `&gt;` 0 vidrörelse mot källan. newline
I båda formlerna betecknar f´ den observerade frekvensen.</annotation>
  </semantics>
</math>
</file>

<file path=Object 23/content.xml><?xml version="1.0" encoding="utf-8"?>
<math xmlns="http://www.w3.org/1998/Math/MathML">
  <semantics>
    <mtable>
      <mtr>
        <mtd>
          <mrow>
            <mi>V</mi>
            <mrow>
              <mi/>
              <mo stretchy="false">=</mo>
              <mi/>
            </mrow>
            <msub>
              <mi>V</mi>
              <mn>0</mn>
            </msub>
            <msqrt>
              <mrow>
                <mfrac>
                  <mrow>
                    <mo stretchy="false">Θ</mo>
                  </mrow>
                  <mrow>
                    <mn>273</mn>
                  </mrow>
                </mfrac>
              </mrow>
            </msqrt>
            <mi>,</mi>
          </mrow>
        </mtd>
      </mtr>
      <mtr>
        <mtd>
          <mrow>
            <mi mathvariant="italic">där</mi>
            <mo stretchy="false">Θ</mo>
            <mi mathvariant="italic">är</mi>
            <mi mathvariant="italic">mediets</mi>
            <mi mathvariant="italic">absoluta</mi>
            <mi mathvariant="italic">temperatur.</mi>
          </mrow>
        </mtd>
      </mtr>
    </mtable>
    <annotation encoding="StarMath 5.0">V ~=~ V_0 sqrt{{%THETA }over{273}} , newline
där %THETA är mediets absoluta temperatur.</annotation>
  </semantics>
</math>
</file>

<file path=Object 24/content.xml><?xml version="1.0" encoding="utf-8"?>
<math xmlns="http://www.w3.org/1998/Math/MathML">
  <semantics>
    <mtable>
      <mtr>
        <mtd>
          <mrow>
            <mi>L</mi>
            <mrow>
              <mi/>
              <mo stretchy="false">=</mo>
              <mi/>
            </mrow>
            <mn>10</mn>
            <mi mathvariant="italic">lg</mi>
            <mfrac>
              <mrow>
                <mi>I</mi>
              </mrow>
              <mrow>
                <msub>
                  <mi>I</mi>
                  <mn>0</mn>
                </msub>
              </mrow>
            </mfrac>
            <mi mathvariant="italic">dB</mi>
            <mi>,</mi>
          </mrow>
        </mtd>
      </mtr>
      <mtr>
        <mtd>
          <mrow>
            <mi mathvariant="italic">där</mi>
            <mrow>
              <msub>
                <mi>I</mi>
                <mn>0</mn>
              </msub>
              <mo stretchy="false">=</mo>
              <msup>
                <mn>10</mn>
                <mrow>
                  <mo stretchy="false">−</mo>
                  <mn>12</mn>
                </mrow>
              </msup>
            </mrow>
            <mrow>
              <mo stretchy="false">[</mo>
              <mrow>
                <mrow>
                  <mi>W</mi>
                  <mo stretchy="false">/</mo>
                  <msup>
                    <mi>m</mi>
                    <mn>2</mn>
                  </msup>
                </mrow>
              </mrow>
              <mo stretchy="false">]</mo>
            </mrow>
          </mrow>
        </mtd>
      </mtr>
    </mtable>
    <annotation encoding="StarMath 5.0">L ~=~ 10 lg {I}over{I_0} dB, newline
där I_0 = 10^-12 [W/m^2]</annotation>
  </semantics>
</math>
</file>

<file path=Object 25/content.xml><?xml version="1.0" encoding="utf-8"?>
<math xmlns="http://www.w3.org/1998/Math/MathML">
  <semantics>
    <mtable>
      <mtr>
        <mtd>
          <mrow>
            <mi>I</mi>
            <mrow>
              <mi/>
              <mo stretchy="false">=</mo>
              <mi/>
            </mrow>
            <mfrac>
              <mrow>
                <mi>P</mi>
              </mrow>
              <mrow>
                <mn>4</mn>
                <mo stretchy="false">π</mo>
                <msup>
                  <mi>r</mi>
                  <mn>2</mn>
                </msup>
              </mrow>
            </mfrac>
          </mrow>
        </mtd>
      </mtr>
      <mtr>
        <mtd>
          <mrow>
            <mi mathvariant="italic">på</mi>
            <mi mathvariant="italic">avståndet</mi>
            <mi>r</mi>
            <mi mathvariant="italic">från</mi>
            <mi mathvariant="italic">isotropt</mi>
          </mrow>
        </mtd>
      </mtr>
      <mtr>
        <mtd>
          <mrow>
            <mi mathvariant="italic">strålande</mi>
            <mi mathvariant="italic">punktkälla</mi>
            <mi mathvariant="italic">med</mi>
            <mi mathvariant="italic">effekten</mi>
            <mi>P</mi>
          </mrow>
        </mtd>
      </mtr>
    </mtable>
    <annotation encoding="StarMath 5.0">I ~=~ {P}over{4 %pi r^2} newline
på avståndet r från isotropt newline
 strålande punktkälla med effekten P</annotation>
  </semantics>
</math>
</file>

<file path=Object 26/content.xml><?xml version="1.0" encoding="utf-8"?>
<math xmlns="http://www.w3.org/1998/Math/MathML">
  <semantics>
    <mrow>
      <mrow>
        <msub>
          <mi>n</mi>
          <mn>1</mn>
        </msub>
        <mo stretchy="false">⋅</mo>
        <mi>sin</mi>
      </mrow>
      <mrow>
        <mo stretchy="false">(</mo>
        <mrow>
          <msub>
            <mo stretchy="false">ϑ</mo>
            <mn>1</mn>
          </msub>
        </mrow>
        <mo stretchy="false">)</mo>
      </mrow>
      <mrow>
        <mi/>
        <mo stretchy="false">=</mo>
        <mi/>
      </mrow>
      <mrow>
        <msub>
          <mi>n</mi>
          <mn>2</mn>
        </msub>
        <mo stretchy="false">⋅</mo>
        <mi>sin</mi>
      </mrow>
      <mrow>
        <mo stretchy="false">(</mo>
        <mrow>
          <msub>
            <mo stretchy="false">ϑ</mo>
            <mn>2</mn>
          </msub>
        </mrow>
        <mo stretchy="false">)</mo>
      </mrow>
    </mrow>
    <annotation encoding="StarMath 5.0">n_1 cdot sin(%vartheta_1) ~=~ n_2 cdot sin(%vartheta_2)</annotation>
  </semantics>
</math>
</file>

<file path=Object 27/content.xml><?xml version="1.0" encoding="utf-8"?>
<math xmlns="http://www.w3.org/1998/Math/MathML">
  <semantics>
    <mtable>
      <mtr>
        <mtd>
          <mrow>
            <mi>u</mi>
            <mi mathvariant="normal">:</mi>
            <mi mathvariant="italic">brytande</mi>
            <mi mathvariant="italic">vinkel</mi>
          </mrow>
        </mtd>
      </mtr>
      <mtr>
        <mtd>
          <mrow>
            <mo stretchy="false">δ</mo>
            <mrow>
              <mi/>
              <mo stretchy="false">=</mo>
              <mi/>
            </mrow>
            <msub>
              <mo stretchy="false">ϑ</mo>
              <mn>1</mn>
            </msub>
            <mrow>
              <mi/>
              <mo stretchy="false">−</mo>
              <msub>
                <mo stretchy="false">ϑ</mo>
                <mn>2</mn>
              </msub>
            </mrow>
            <mrow>
              <mi/>
              <mo stretchy="false">−</mo>
              <mi>u</mi>
            </mrow>
            <mrow>
              <mo stretchy="false">(</mo>
              <mrow>
                <mi mathvariant="italic">deviationen</mi>
              </mrow>
              <mo stretchy="false">)</mo>
            </mrow>
          </mrow>
        </mtd>
      </mtr>
      <mtr>
        <mtd>
          <mrow>
            <mi mathvariant="italic">Tunt</mi>
            <mi mathvariant="italic">prisma</mi>
            <mi mathvariant="normal">:</mi>
          </mrow>
        </mtd>
      </mtr>
      <mtr>
        <mtd>
          <mrow>
            <mo stretchy="false">δ</mo>
            <mrow>
              <mi/>
              <mo stretchy="false">≈</mo>
              <mi/>
            </mrow>
            <mrow>
              <mi>u</mi>
              <mo stretchy="false">⋅</mo>
              <mrow>
                <mo stretchy="false">(</mo>
                <mrow>
                  <mi>n</mi>
                  <mrow>
                    <mi/>
                    <mo stretchy="false">−</mo>
                    <mn>1</mn>
                  </mrow>
                </mrow>
                <mo stretchy="false">)</mo>
              </mrow>
            </mrow>
          </mrow>
        </mtd>
      </mtr>
    </mtable>
    <annotation encoding="StarMath 5.0">u: brytande vinkel newline
%delta ~=~ %vartheta_1 `- %vartheta_2 `-u (deviationen) newline
Tunt prisma: newline
%delta  ~approx~ u cdot (n `-1) </annotation>
  </semantics>
</math>
</file>

<file path=Object 28/content.xml><?xml version="1.0" encoding="utf-8"?>
<math xmlns="http://www.w3.org/1998/Math/MathML">
  <semantics>
    <mrow>
      <msup>
        <mi>a</mi>
        <mrow>
          <mo stretchy="false">−</mo>
          <mn>1</mn>
        </mrow>
      </msup>
      <mrow>
        <mi/>
        <mo stretchy="false">+</mo>
        <mi/>
      </mrow>
      <msup>
        <mi>b</mi>
        <mrow>
          <mo stretchy="false">−</mo>
          <mn>1</mn>
        </mrow>
      </msup>
      <mrow>
        <mi/>
        <mo stretchy="false">=</mo>
        <mi/>
      </mrow>
      <msup>
        <mi>f</mi>
        <mrow>
          <mo stretchy="false">−</mo>
          <mn>1</mn>
        </mrow>
      </msup>
    </mrow>
    <annotation encoding="StarMath 5.0">a^-1 `+` b^-1 ~=~ f^-1</annotation>
  </semantics>
</math>
</file>

<file path=Object 29/content.xml><?xml version="1.0" encoding="utf-8"?>
<math xmlns="http://www.w3.org/1998/Math/MathML">
  <semantics>
    <mtable>
      <mtr>
        <mtd>
          <mrow>
            <msup>
              <mi>a</mi>
              <mrow>
                <mo stretchy="false">−</mo>
                <mn>1</mn>
              </mrow>
            </msup>
            <mrow>
              <mi/>
              <mo stretchy="false">+</mo>
              <mi/>
            </mrow>
            <msup>
              <mi>b</mi>
              <mrow>
                <mo stretchy="false">−</mo>
                <mn>1</mn>
              </mrow>
            </msup>
            <mrow>
              <mi/>
              <mo stretchy="false">=</mo>
              <mi/>
            </mrow>
            <msup>
              <mi>f</mi>
              <mrow>
                <mo stretchy="false">−</mo>
                <mn>1</mn>
              </mrow>
            </msup>
            <mrow>
              <mi/>
              <mo stretchy="false">=</mo>
              <mi/>
            </mrow>
            <msup>
              <mn>2r</mn>
              <mrow>
                <mo stretchy="false">−</mo>
                <mn>1</mn>
              </mrow>
            </msup>
          </mrow>
        </mtd>
      </mtr>
      <mtr>
        <mtd>
          <mrow>
            <mi mathvariant="italic">där</mi>
            <mi>r</mi>
            <mi mathvariant="italic">är</mi>
            <mi mathvariant="italic">spegelns</mi>
            <mi mathvariant="italic">radie</mi>
          </mrow>
        </mtd>
      </mtr>
    </mtable>
    <annotation encoding="StarMath 5.0">a^-1 `+` b^-1 ~=~ f^-1 ~=~ 2r^-1 newline
där r är spegelns radie</annotation>
  </semantics>
</math>
</file>

<file path=Object 3/content.xml><?xml version="1.0" encoding="utf-8"?>
<math xmlns="http://www.w3.org/1998/Math/MathML">
  <semantics>
    <mrow>
      <msub>
        <mi>E</mi>
        <mi>p</mi>
      </msub>
      <mrow>
        <mi/>
        <mo stretchy="false">=</mo>
        <mi/>
      </mrow>
      <mfrac>
        <mrow>
          <mrow>
            <msub>
              <mi>K</mi>
              <mi>k</mi>
            </msub>
            <mo stretchy="false">⋅</mo>
            <msub>
              <mi>l</mi>
              <mrow>
                <mo stretchy="false">(</mo>
                <mrow>
                  <mo stretchy="false">Γ</mo>
                </mrow>
                <mo stretchy="false">)</mo>
              </mrow>
            </msub>
          </mrow>
        </mrow>
        <mrow>
          <mn>2</mn>
        </mrow>
      </mfrac>
    </mrow>
    <annotation encoding="StarMath 5.0">E_p ~=~ {K_k cdot l_(%GAMMA)}over{2}</annotation>
  </semantics>
</math>
</file>

<file path=Object 30/content.xml><?xml version="1.0" encoding="utf-8"?>
<math xmlns="http://www.w3.org/1998/Math/MathML">
  <semantics>
    <mtable>
      <mtr>
        <mtd>
          <mrow>
            <mi mathvariant="italic">Lupp</mi>
            <mi mathvariant="normal">:</mi>
            <mi/>
            <mi>G</mi>
            <mrow>
              <mi/>
              <mo stretchy="false">=</mo>
              <mi/>
            </mrow>
            <mfrac>
              <mrow>
                <mo stretchy="false">σ</mo>
              </mrow>
              <mrow>
                <mi>f</mi>
              </mrow>
            </mfrac>
          </mrow>
        </mtd>
      </mtr>
      <mtr>
        <mtd>
          <mrow>
            <mi mathvariant="italic">Keplerkikare</mi>
            <mi mathvariant="normal">:</mi>
            <mi/>
            <mi>G</mi>
            <mrow>
              <mi/>
              <mo stretchy="false">=</mo>
              <mi/>
            </mrow>
            <mfrac>
              <mrow>
                <msub>
                  <mi>f</mi>
                  <mi mathvariant="italic">obj</mi>
                </msub>
              </mrow>
              <mrow>
                <msub>
                  <mi>f</mi>
                  <mi mathvariant="italic">ok</mi>
                </msub>
              </mrow>
            </mfrac>
          </mrow>
        </mtd>
      </mtr>
      <mtr>
        <mtd>
          <mrow>
            <mi mathvariant="italic">Mikroskop</mi>
            <mi mathvariant="normal">:</mi>
            <mi/>
            <mi>G</mi>
            <mrow>
              <mi/>
              <mo stretchy="false">=</mo>
              <mi/>
            </mrow>
            <mfrac>
              <mrow>
                <mi>L</mi>
              </mrow>
              <mrow>
                <msub>
                  <mi>f</mi>
                  <mi mathvariant="italic">obj</mi>
                </msub>
              </mrow>
            </mfrac>
            <mrow>
              <mi/>
              <mo stretchy="false">⋅</mo>
              <mi/>
            </mrow>
            <mfrac>
              <mrow>
                <mo stretchy="false">σ</mo>
              </mrow>
              <mrow>
                <msub>
                  <mi>f</mi>
                  <mi mathvariant="italic">ok</mi>
                </msub>
              </mrow>
            </mfrac>
            <mi>,</mi>
          </mrow>
        </mtd>
      </mtr>
      <mtr>
        <mtd>
          <mrow>
            <mi mathvariant="italic">där</mi>
            <mi>L</mi>
            <mi mathvariant="italic">är</mi>
            <mi mathvariant="italic">avståndet</mi>
            <mi mathvariant="italic">mellan</mi>
            <mi mathvariant="italic">de</mi>
            <mi mathvariant="italic">inre</mi>
            <mi mathvariant="italic">brännpunkterna.</mi>
          </mrow>
        </mtd>
      </mtr>
    </mtable>
    <annotation encoding="StarMath 5.0">Lupp:~ G ~=~ {%sigma }over{f} newline
Keplerkikare:~ G ~=~ {f_obj}over{f_ok} newline
Mikroskop:~ G ~=~ {L}over{f_obj} `cdot` {%sigma}over{f_ok}, newline
där L är avståndet mellan de inre brännpunkterna.</annotation>
  </semantics>
</math>
</file>

<file path=Object 31/content.xml><?xml version="1.0" encoding="utf-8"?>
<math xmlns="http://www.w3.org/1998/Math/MathML">
  <semantics>
    <mtable>
      <mtr>
        <mtd>
          <mrow>
            <mo stretchy="false">Φ</mo>
            <mrow>
              <mi/>
              <mo stretchy="false">=</mo>
              <mi/>
            </mrow>
            <mn>4</mn>
            <mo stretchy="false">π</mo>
            <mi>I</mi>
          </mrow>
        </mtd>
      </mtr>
      <mtr>
        <mtd>
          <mrow>
            <mrow>
              <mo stretchy="false">(</mo>
              <mrow>
                <mi mathvariant="italic">vid</mi>
                <mi mathvariant="italic">lika</mi>
                <mi mathvariant="italic">stort</mi>
                <mi mathvariant="italic">ljusflöde</mi>
                <mi>i</mi>
                <mi mathvariant="italic">alla</mi>
                <mi mathvariant="italic">riktningar</mi>
              </mrow>
              <mo stretchy="false">)</mo>
            </mrow>
          </mrow>
        </mtd>
      </mtr>
    </mtable>
    <annotation encoding="StarMath 5.0">%PHI ~=~ 4 %pi I newline
(vid lika stort ljusflöde i alla riktningar)</annotation>
  </semantics>
</math>
</file>

<file path=Object 32/content.xml><?xml version="1.0" encoding="utf-8"?>
<math xmlns="http://www.w3.org/1998/Math/MathML">
  <semantics>
    <mtable>
      <mtr>
        <mtd>
          <mrow>
            <mi>E</mi>
            <mrow>
              <mi/>
              <mo stretchy="false">=</mo>
              <mi/>
            </mrow>
            <mfrac>
              <mrow>
                <mo stretchy="false">Φ</mo>
              </mrow>
              <mrow>
                <mi>A</mi>
              </mrow>
            </mfrac>
            <mi>,</mi>
          </mrow>
        </mtd>
      </mtr>
      <mtr>
        <mtd>
          <mrow>
            <mi mathvariant="italic">där</mi>
            <mi>A</mi>
            <mi mathvariant="italic">är</mi>
            <mi mathvariant="italic">arean</mi>
            <mi mathvariant="italic">av</mi>
            <mi mathvariant="italic">ett</mi>
            <mi mathvariant="italic">område</mi>
            <mi mathvariant="italic">vinkelrätt</mi>
            <mi mathvariant="italic">mot</mi>
            <mi mathvariant="italic">ljusflödet.</mi>
          </mrow>
        </mtd>
      </mtr>
      <mtr>
        <mtd>
          <mrow>
            <mi>E</mi>
            <mrow>
              <mi/>
              <mo stretchy="false">=</mo>
              <mi/>
            </mrow>
            <mfrac>
              <mrow>
                <mrow>
                  <mi>I</mi>
                  <mo stretchy="false">⋅</mo>
                  <mi>cos</mi>
                </mrow>
                <mrow>
                  <mo stretchy="false">(</mo>
                  <mrow>
                    <mo stretchy="false">ϑ</mo>
                  </mrow>
                  <mo stretchy="false">)</mo>
                </mrow>
              </mrow>
              <mrow>
                <msup>
                  <mi>r</mi>
                  <mn>2</mn>
                </msup>
              </mrow>
            </mfrac>
            <mi>,</mi>
          </mrow>
        </mtd>
      </mtr>
      <mtr>
        <mtd>
          <mrow>
            <mi mathvariant="italic">där</mi>
            <mo stretchy="false">ϑ</mo>
            <mi mathvariant="italic">är</mi>
            <mi mathvariant="italic">infallsvinkeln</mi>
            <mi mathvariant="italic">och</mi>
            <mi>r</mi>
            <mi mathvariant="italic">avståndet</mi>
            <mi mathvariant="italic">till</mi>
            <mi mathvariant="italic">ljuskällan.</mi>
          </mrow>
        </mtd>
      </mtr>
    </mtable>
    <annotation encoding="StarMath 5.0">E ~=~ {%PHI }over{A}, newline
där A är arean av ett område vinkelrätt mot ljusflödet. newline
E ~=~ {I cdot cos(%vartheta)}over{r^2}, newline 
där %vartheta är infallsvinkeln och r avståndet till ljuskällan.</annotation>
  </semantics>
</math>
</file>

<file path=Object 33/content.xml><?xml version="1.0" encoding="utf-8"?>
<math xmlns="http://www.w3.org/1998/Math/MathML">
  <semantics>
    <mrow>
      <msub>
        <mi>c</mi>
        <mi>m</mi>
      </msub>
      <mrow>
        <mi/>
        <mo stretchy="false">=</mo>
        <mi/>
      </mrow>
      <mfrac>
        <mrow>
          <mi>c</mi>
        </mrow>
        <mrow>
          <mi>n</mi>
        </mrow>
      </mfrac>
    </mrow>
    <annotation encoding="StarMath 5.0">c_m ~=~ {c}over{n}</annotation>
  </semantics>
</math>
</file>

<file path=Object 34/content.xml><?xml version="1.0" encoding="utf-8"?>
<math xmlns="http://www.w3.org/1998/Math/MathML">
  <semantics>
    <mrow>
      <msub>
        <mo stretchy="false">λ</mo>
        <mi>m</mi>
      </msub>
      <mrow>
        <mi/>
        <mo stretchy="false">=</mo>
        <mi/>
      </mrow>
      <mfrac>
        <mrow>
          <mo stretchy="false">λ</mo>
        </mrow>
        <mrow>
          <mi>n</mi>
        </mrow>
      </mfrac>
    </mrow>
    <annotation encoding="StarMath 5.0">%lambda_m ~=~ {%lambda}over{n} </annotation>
  </semantics>
</math>
</file>

<file path=Object 35/content.xml><?xml version="1.0" encoding="utf-8"?>
<math xmlns="http://www.w3.org/1998/Math/MathML">
  <semantics>
    <mtable>
      <mtr>
        <mtd>
          <mrow>
            <mi>d</mi>
            <mi>sin</mi>
            <msub>
              <mo stretchy="false">ϑ</mo>
              <mi>p</mi>
            </msub>
            <mrow>
              <mi/>
              <mo stretchy="false">=</mo>
              <mi/>
            </mrow>
            <mi>p</mi>
            <mrow>
              <mi/>
              <mo stretchy="false">⋅</mo>
              <mi/>
            </mrow>
            <mo stretchy="false">λ</mo>
          </mrow>
        </mtd>
      </mtr>
      <mtr>
        <mtd>
          <mrow>
            <mrow>
              <mo stretchy="false">(</mo>
              <mrow>
                <mi>p</mi>
                <mrow>
                  <mi/>
                  <mo stretchy="false">=</mo>
                  <mi/>
                </mrow>
                <mn>0,</mn>
                <mn>1,</mn>
                <mn>2,</mn>
                <mn>...</mn>
              </mrow>
              <mo stretchy="false">)</mo>
            </mrow>
          </mrow>
        </mtd>
      </mtr>
    </mtable>
    <annotation encoding="StarMath 5.0">d sin %vartheta_p ~=~ p `cdot` %lambda newline
(p ~=~ 0, 1, 2, ...)</annotation>
  </semantics>
</math>
</file>

<file path=Object 36/content.xml><?xml version="1.0" encoding="utf-8"?>
<math xmlns="http://www.w3.org/1998/Math/MathML">
  <semantics>
    <mrow>
      <mi mathvariant="italic">Fransbredden</mi>
      <mo stretchy="false">Δ</mo>
      <mi>x</mi>
      <mrow>
        <mi/>
        <mo stretchy="false">≈</mo>
        <mi/>
      </mrow>
      <mfrac>
        <mrow>
          <mi>L</mi>
        </mrow>
        <mrow>
          <mi>d</mi>
        </mrow>
      </mfrac>
      <mrow>
        <mi/>
        <mo stretchy="false">⋅</mo>
        <mi/>
      </mrow>
      <mo stretchy="false">λ</mo>
    </mrow>
    <annotation encoding="StarMath 5.0">Fransbredden %DELTA x  ~approx~ {L}over{d} `cdot` %lambda  </annotation>
  </semantics>
</math>
</file>

<file path=Object 4/content.xml><?xml version="1.0" encoding="utf-8"?>
<math xmlns="http://www.w3.org/1998/Math/MathML">
  <semantics>
    <mrow>
      <msub>
        <mi>E</mi>
        <mi>p</mi>
      </msub>
      <mrow>
        <mi/>
        <mo stretchy="false">=</mo>
        <mi/>
      </mrow>
      <mrow>
        <mrow>
          <msub>
            <mi>m</mi>
            <mrow>
              <mo stretchy="false">(</mo>
              <mrow>
                <mo stretchy="false">Є</mo>
              </mrow>
              <mo stretchy="false">)</mo>
            </mrow>
          </msub>
          <mo stretchy="false">⋅</mo>
          <msub>
            <mi>g</mi>
            <mrow>
              <mo stretchy="false">(</mo>
              <mrow>
                <mi>V</mi>
              </mrow>
              <mo stretchy="false">)</mo>
            </mrow>
          </msub>
        </mrow>
        <mo stretchy="false">⋅</mo>
        <msub>
          <mi>h</mi>
          <mrow>
            <mo stretchy="false">(</mo>
            <mrow>
              <mo stretchy="false">Γ</mo>
            </mrow>
            <mo stretchy="false">)</mo>
          </mrow>
        </msub>
      </mrow>
    </mrow>
    <annotation encoding="StarMath 5.0">E_p ~=~ m_(%Ux0404) cdot g_(V) cdot h_(%GAMMA)</annotation>
  </semantics>
</math>
</file>

<file path=Object 5/content.xml><?xml version="1.0" encoding="utf-8"?>
<math xmlns="http://www.w3.org/1998/Math/MathML">
  <semantics>
    <mrow>
      <msub>
        <mi>E</mi>
        <mi>M</mi>
      </msub>
      <mrow>
        <mi/>
        <mo stretchy="false">=</mo>
        <mi/>
      </mrow>
      <mrow>
        <msub>
          <mi>F</mi>
          <mi>f</mi>
        </msub>
        <mo stretchy="false">⋅</mo>
        <msub>
          <mi>l</mi>
          <mrow>
            <mo stretchy="false">(</mo>
            <mrow>
              <mo stretchy="false">Γ</mo>
            </mrow>
            <mo stretchy="false">)</mo>
          </mrow>
        </msub>
      </mrow>
    </mrow>
    <annotation encoding="StarMath 5.0">E_M ~=~ F_f cdot l_(%GAMMA)</annotation>
  </semantics>
</math>
</file>

<file path=Object 6/content.xml><?xml version="1.0" encoding="utf-8"?>
<math xmlns="http://www.w3.org/1998/Math/MathML">
  <semantics>
    <mrow>
      <msub>
        <mi>E</mi>
        <mi>k</mi>
      </msub>
      <mrow>
        <mi/>
        <mo stretchy="false">=</mo>
        <mi/>
      </mrow>
      <mfrac>
        <mrow>
          <mrow>
            <msub>
              <mi>m</mi>
              <mrow>
                <mo stretchy="false">(</mo>
                <mrow>
                  <mo stretchy="false">Є</mo>
                </mrow>
                <mo stretchy="false">)</mo>
              </mrow>
            </msub>
            <mo stretchy="false">⋅</mo>
            <msubsup>
              <mi>v</mi>
              <mrow>
                <mo stretchy="false">(</mo>
                <mrow>
                  <mi>V</mi>
                </mrow>
                <mo stretchy="false">)</mo>
              </mrow>
              <mn>2</mn>
            </msubsup>
          </mrow>
        </mrow>
        <mrow>
          <msub>
            <mi>r</mi>
            <mrow>
              <mo stretchy="false">(</mo>
              <mrow>
                <mo stretchy="false">Γ</mo>
              </mrow>
              <mo stretchy="false">)</mo>
            </mrow>
          </msub>
        </mrow>
      </mfrac>
      <mrow>
        <mi/>
        <mo stretchy="false">=</mo>
        <mi/>
      </mrow>
      <mrow>
        <mrow>
          <msub>
            <mi>m</mi>
            <mrow>
              <mo stretchy="false">(</mo>
              <mrow>
                <mo stretchy="false">Є</mo>
              </mrow>
              <mo stretchy="false">)</mo>
            </mrow>
          </msub>
          <mo stretchy="false">⋅</mo>
          <msub>
            <mo stretchy="false">ω</mo>
            <mrow>
              <mo stretchy="false">(</mo>
              <mrow>
                <mi>V</mi>
              </mrow>
              <mo stretchy="false">)</mo>
            </mrow>
          </msub>
        </mrow>
        <mo stretchy="false">⋅</mo>
        <msub>
          <mi>r</mi>
          <mrow>
            <mo stretchy="false">(</mo>
            <mrow>
              <mo stretchy="false">Γ</mo>
            </mrow>
            <mo stretchy="false">)</mo>
          </mrow>
        </msub>
      </mrow>
      <mrow>
        <mi/>
        <mo stretchy="false">=</mo>
        <mi/>
      </mrow>
      <mfrac>
        <mrow>
          <mn>2</mn>
          <mo stretchy="false">π</mo>
          <msub>
            <mi>r</mi>
            <mrow>
              <mo stretchy="false">(</mo>
              <mrow>
                <mo stretchy="false">Γ</mo>
              </mrow>
              <mo stretchy="false">)</mo>
            </mrow>
          </msub>
        </mrow>
        <mrow>
          <msub>
            <mi>τ</mi>
            <mrow>
              <mo stretchy="false">(</mo>
              <mrow>
                <mi>T</mi>
              </mrow>
              <mo stretchy="false">)</mo>
            </mrow>
          </msub>
        </mrow>
      </mfrac>
    </mrow>
    <annotation encoding="StarMath 5.0">E_k ~=~ {m_(%Ux0404) cdot v_(V)^2}over{r_(%GAMMA)} ~=~ m_(%Ux0404) cdot %omega_(V) cdot r_(%GAMMA) ~=~ {2%pi r_(%GAMMA)}over{τ_(T)}</annotation>
  </semantics>
</math>
</file>

<file path=Object 7/content.xml><?xml version="1.0" encoding="utf-8"?>
<math xmlns="http://www.w3.org/1998/Math/MathML">
  <semantics>
    <mrow>
      <msub>
        <mi>V</mi>
        <mi>P</mi>
      </msub>
      <mrow>
        <mi/>
        <mo stretchy="false">=</mo>
        <mi/>
      </mrow>
      <mrow>
        <msub>
          <mi>m</mi>
          <mrow>
            <mo stretchy="false">(</mo>
            <mrow>
              <mo stretchy="false">Є</mo>
            </mrow>
            <mo stretchy="false">)</mo>
          </mrow>
        </msub>
        <mo stretchy="false">⋅</mo>
        <msub>
          <mi>v</mi>
          <mrow>
            <mo stretchy="false">(</mo>
            <mrow>
              <mi>V</mi>
            </mrow>
            <mo stretchy="false">)</mo>
          </mrow>
        </msub>
      </mrow>
    </mrow>
    <annotation encoding="StarMath 5.0">V_P ~=~ m_(%Ux0404) cdot v_(V)</annotation>
  </semantics>
</math>
</file>

<file path=Object 8/content.xml><?xml version="1.0" encoding="utf-8"?>
<math xmlns="http://www.w3.org/1998/Math/MathML">
  <semantics>
    <mrow>
      <msub>
        <mi>V</mi>
        <mi>v</mi>
      </msub>
      <mrow>
        <mi/>
        <mo stretchy="false">=</mo>
        <mi/>
      </mrow>
      <mfrac>
        <mrow>
          <mn>2</mn>
          <mo stretchy="false">π</mo>
          <msub>
            <mi>r</mi>
            <mrow>
              <mo stretchy="false">(</mo>
              <mrow>
                <mo stretchy="false">Γ</mo>
              </mrow>
              <mo stretchy="false">)</mo>
            </mrow>
          </msub>
        </mrow>
        <mrow>
          <msub>
            <mo stretchy="false">τ</mo>
            <mrow>
              <mo stretchy="false">(</mo>
              <mrow>
                <mi>T</mi>
              </mrow>
              <mo stretchy="false">)</mo>
            </mrow>
          </msub>
        </mrow>
      </mfrac>
      <mrow>
        <mi/>
        <mo stretchy="false">=</mo>
        <mi/>
      </mrow>
      <msub>
        <mo stretchy="false">ω</mo>
        <mrow>
          <mo stretchy="false">(</mo>
          <mrow>
            <mi>V</mi>
          </mrow>
          <mo stretchy="false">)</mo>
        </mrow>
      </msub>
      <msub>
        <mi>r</mi>
        <mrow>
          <mo stretchy="false">(</mo>
          <mrow>
            <mo stretchy="false">Γ</mo>
          </mrow>
          <mo stretchy="false">)</mo>
        </mrow>
      </msub>
    </mrow>
    <annotation encoding="StarMath 5.0">V_v ~=~ {2 %pi r_(%GAMMA)}over{%tau_(T)} ~=~ %omega_(V) r_(%GAMMA)</annotation>
  </semantics>
</math>
</file>

<file path=Object 9/content.xml><?xml version="1.0" encoding="utf-8"?>
<math xmlns="http://www.w3.org/1998/Math/MathML">
  <semantics>
    <mrow>
      <msub>
        <mi>a</mi>
        <mrow>
          <mo stretchy="false">(</mo>
          <mrow>
            <mi>V</mi>
          </mrow>
          <mo stretchy="false">)</mo>
        </mrow>
      </msub>
      <mrow>
        <mi/>
        <mo stretchy="false">=</mo>
        <mi/>
      </mrow>
      <mfrac>
        <mrow>
          <msubsup>
            <mi>v</mi>
            <mrow>
              <mo stretchy="false">(</mo>
              <mrow>
                <mi>V</mi>
              </mrow>
              <mo stretchy="false">)</mo>
            </mrow>
            <mn>2</mn>
          </msubsup>
        </mrow>
        <mrow>
          <msub>
            <mi>r</mi>
            <mrow>
              <mo stretchy="false">(</mo>
              <mrow>
                <mo stretchy="false">Γ</mo>
              </mrow>
              <mo stretchy="false">)</mo>
            </mrow>
          </msub>
        </mrow>
      </mfrac>
      <mrow>
        <mi/>
        <mo stretchy="false">=</mo>
        <mi/>
      </mrow>
      <msubsup>
        <mo stretchy="false">ω</mo>
        <mrow>
          <mo stretchy="false">(</mo>
          <mrow>
            <mi>V</mi>
          </mrow>
          <mo stretchy="false">)</mo>
        </mrow>
        <mn>2</mn>
      </msubsup>
      <msub>
        <mi>r</mi>
        <mrow>
          <mo stretchy="false">(</mo>
          <mrow>
            <mo stretchy="false">Γ</mo>
          </mrow>
          <mo stretchy="false">)</mo>
        </mrow>
      </msub>
    </mrow>
    <annotation encoding="StarMath 5.0">a_(V) ~=~ {v_(V)^2}over{r_(%GAMMA)} ~=~ %omega_(V) ^2 r_(%GAMMA)</annotation>
  </semantics>
</math>
</file>